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5e6" officeooo:paragraph-rsid="0017f5e6"/>
    </style:style>
    <style:style style:name="P2" style:family="paragraph" style:parent-style-name="Standard">
      <style:text-properties officeooo:rsid="0017f74c" officeooo:paragraph-rsid="0017f74c"/>
    </style:style>
    <style:style style:name="P3" style:family="paragraph" style:parent-style-name="Standard">
      <style:text-properties officeooo:paragraph-rsid="0017f74c"/>
    </style:style>
    <style:style style:name="P4" style:family="paragraph" style:parent-style-name="Standard">
      <style:text-properties fo:font-size="14pt" officeooo:rsid="0017f5e6" officeooo:paragraph-rsid="0017f5e6" fo:background-color="#ffff00" style:font-size-asian="14pt" style:font-size-complex="14pt"/>
    </style:style>
    <style:style style:name="P5" style:family="paragraph" style:parent-style-name="Standard">
      <style:text-properties fo:font-size="14pt" officeooo:rsid="0017f74c" officeooo:paragraph-rsid="0017f74c" fo:background-color="#ffff00" style:font-size-asian="14pt" style:font-size-complex="14pt"/>
    </style:style>
    <style:style style:name="P6" style:family="paragraph" style:parent-style-name="Standard">
      <style:text-properties fo:font-size="10.5pt" fo:font-weight="bold" officeooo:rsid="0017f74c" officeooo:paragraph-rsid="0017f74c" style:font-size-asian="10.5pt" style:font-weight-asian="bold" style:font-size-complex="10.5pt" style:font-weight-complex="bold"/>
    </style:style>
    <style:style style:name="P7" style:family="paragraph" style:parent-style-name="Standard">
      <style:text-properties officeooo:rsid="001846c3" officeooo:paragraph-rsid="001846c3"/>
    </style:style>
    <style:style style:name="P8" style:family="paragraph" style:parent-style-name="Standard">
      <style:text-properties officeooo:rsid="001cafa7" officeooo:paragraph-rsid="001cafa7"/>
    </style:style>
    <style:style style:name="P9" style:family="paragraph" style:parent-style-name="Standard">
      <style:text-properties fo:font-weight="bold" officeooo:rsid="001cafa7" officeooo:paragraph-rsid="001cafa7" style:font-weight-asian="bold" style:font-weight-complex="bold"/>
    </style:style>
    <style:style style:name="P10" style:family="paragraph" style:parent-style-name="Standard">
      <style:text-properties officeooo:rsid="001f9973" officeooo:paragraph-rsid="001f9973"/>
    </style:style>
    <style:style style:name="P11" style:family="paragraph" style:parent-style-name="Standard">
      <style:text-properties officeooo:rsid="0021f8c4" officeooo:paragraph-rsid="0021f8c4"/>
    </style:style>
    <style:style style:name="P12" style:family="paragraph" style:parent-style-name="Standard">
      <style:text-properties officeooo:paragraph-rsid="00231f4b"/>
    </style:style>
    <style:style style:name="P13" style:family="paragraph" style:parent-style-name="Standard">
      <style:text-properties officeooo:rsid="00231f4b" officeooo:paragraph-rsid="00231f4b"/>
    </style:style>
    <style:style style:name="P14" style:family="paragraph" style:parent-style-name="Standard">
      <style:text-properties officeooo:paragraph-rsid="002353b6"/>
    </style:style>
    <style:style style:name="P15" style:family="paragraph" style:parent-style-name="Standard">
      <style:text-properties officeooo:rsid="0025c029" officeooo:paragraph-rsid="0025c029"/>
    </style:style>
    <style:style style:name="P16" style:family="paragraph" style:parent-style-name="Standard">
      <style:text-properties fo:font-weight="bold" officeooo:rsid="001f9973" officeooo:paragraph-rsid="001f9973" style:font-weight-asian="bold" style:font-weight-complex="bold"/>
    </style:style>
    <style:style style:name="P17" style:family="paragraph" style:parent-style-name="Standard">
      <style:text-properties fo:font-weight="bold" officeooo:rsid="0025c029" officeooo:paragraph-rsid="0025c029" style:font-weight-asian="bold" style:font-weight-complex="bold"/>
    </style:style>
    <style:style style:name="P18" style:family="paragraph" style:parent-style-name="Standard">
      <style:text-properties fo:font-weight="bold" officeooo:rsid="002e28f2" officeooo:paragraph-rsid="002e28f2" style:font-weight-asian="bold" style:font-weight-complex="bold"/>
    </style:style>
    <style:style style:name="P19" style:family="paragraph" style:parent-style-name="Standard">
      <style:text-properties officeooo:rsid="001cafa7" officeooo:paragraph-rsid="001cafa7"/>
    </style:style>
    <style:style style:name="P20" style:family="paragraph" style:parent-style-name="Standard">
      <style:text-properties officeooo:rsid="002af865" officeooo:paragraph-rsid="002af865"/>
    </style:style>
    <style:style style:name="P21" style:family="paragraph" style:parent-style-name="Standard">
      <style:text-properties officeooo:rsid="0025c029" officeooo:paragraph-rsid="0025c029"/>
    </style:style>
    <style:style style:name="P22" style:family="paragraph" style:parent-style-name="Standard">
      <style:text-properties officeooo:rsid="002e28f2" officeooo:paragraph-rsid="002e28f2"/>
    </style:style>
    <style:style style:name="P23" style:family="paragraph" style:parent-style-name="Standard">
      <style:text-properties officeooo:rsid="00309c36" officeooo:paragraph-rsid="00309c36"/>
    </style:style>
    <style:style style:name="P24" style:family="paragraph" style:parent-style-name="Standard">
      <style:text-properties officeooo:rsid="003213d2" officeooo:paragraph-rsid="003213d2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a2449" style:font-size-asian="10.5pt" style:font-size-complex="10.5pt"/>
    </style:style>
    <style:style style:name="T3" style:family="text">
      <style:text-properties fo:font-size="10.5pt" officeooo:rsid="0017f74c" style:font-size-asian="10.5pt" style:font-size-complex="10.5pt"/>
    </style:style>
    <style:style style:name="T4" style:family="text">
      <style:text-properties fo:color="#0000ff"/>
    </style:style>
    <style:style style:name="T5" style:family="text">
      <style:text-properties fo:color="#0000ff" fo:font-size="10.5pt" style:font-size-asian="10.5pt" style:font-size-complex="10.5pt"/>
    </style:style>
    <style:style style:name="T6" style:family="text">
      <style:text-properties fo:color="#0000ff" fo:font-size="10.5pt" officeooo:rsid="001a2449" style:font-size-asian="10.5pt" style:font-size-complex="10.5pt"/>
    </style:style>
    <style:style style:name="T7" style:family="text">
      <style:text-properties fo:color="#0000ff" officeooo:rsid="001e02be"/>
    </style:style>
    <style:style style:name="T8" style:family="text">
      <style:text-properties fo:color="#0000ff" officeooo:rsid="00207b75"/>
    </style:style>
    <style:style style:name="T9" style:family="text">
      <style:text-properties fo:color="#0000ff" style:text-position="0% 100%"/>
    </style:style>
    <style:style style:name="T10" style:family="text">
      <style:text-properties fo:color="#0000ff" style:text-position="super 58%"/>
    </style:style>
    <style:style style:name="T11" style:family="text">
      <style:text-properties fo:color="#0000ff" style:text-position="super 58%" officeooo:rsid="00231f4b"/>
    </style:style>
    <style:style style:name="T12" style:family="text">
      <style:text-properties fo:color="#0000ff" officeooo:rsid="00231f4b"/>
    </style:style>
    <style:style style:name="T13" style:family="text">
      <style:text-properties fo:color="#0000ff" officeooo:rsid="002353b6"/>
    </style:style>
    <style:style style:name="T14" style:family="text">
      <style:text-properties officeooo:rsid="001e02be"/>
    </style:style>
    <style:style style:name="T15" style:family="text">
      <style:text-properties officeooo:rsid="00207b75"/>
    </style:style>
    <style:style style:name="T16" style:family="text">
      <style:text-properties officeooo:rsid="0021f8c4"/>
    </style:style>
    <style:style style:name="T17" style:family="text">
      <style:text-properties style:text-position="0% 100%"/>
    </style:style>
    <style:style style:name="T18" style:family="text">
      <style:text-properties officeooo:rsid="002353b6"/>
    </style:style>
    <style:style style:name="T19" style:family="text">
      <style:text-properties officeooo:rsid="00296444"/>
    </style:style>
    <style:style style:name="T20" style:family="text">
      <style:text-properties fo:color="#0000cc"/>
    </style:style>
    <style:style style:name="T21" style:family="text">
      <style:text-properties fo:color="#0000cc" officeooo:rsid="002e28f2"/>
    </style:style>
    <style:style style:name="T22" style:family="text">
      <style:text-properties officeooo:rsid="002e28f2"/>
    </style:style>
    <style:style style:name="T23" style:family="text">
      <style:text-properties officeooo:rsid="002ed096"/>
    </style:style>
    <style:style style:name="T24" style:family="text">
      <style:text-properties officeooo:rsid="00309c36"/>
    </style:style>
    <style:style style:name="T25" style:family="text">
      <style:text-properties officeooo:rsid="0032edc4"/>
    </style:style>
    <style:style style:name="T26" style:family="text">
      <style:text-properties officeooo:rsid="0034bc83"/>
    </style:style>
    <style:style style:name="T27" style:family="text">
      <style:text-properties officeooo:rsid="00354e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简介</text:p>
      <text:p text:style-name="P1">1.Git是Linus开发的一种分布式版本控制系统，与分布式概念相对应的是集中式，后者需要一台中央服务器，且必须联网才能工作。</text:p>
      <text:p text:style-name="P2">2.创建name和email，注：设置为ZhouXR和843786909@qq.com</text:p>
      <text:p text:style-name="P5">使用</text:p>
      <text:p text:style-name="P6">1.创建版本库（repository），可理解为目录。</text:p>
      <text:p text:style-name="P7"><text:span text:style-name="T1">Step 1：新建一个目录</text:span><text:span text:style-name="T2">（如learn_git）</text:span><text:span text:style-name="T1">，放到合适的位置</text:span></text:p>
      <text:p text:style-name="P7"><text:span text:style-name="T1">Step 2：cd到该目录，用 </text:span><text:span text:style-name="T5">git init </text:span><text:span text:style-name="T1">命令将其初始化，则空的Git仓库建好。</text:span></text:p>
      <text:p text:style-name="P7"><text:span text:style-name="T1">Step 3：编写一个文本文件</text:span><text:span text:style-name="T2">（如test.txt）</text:span><text:span text:style-name="T1">（需要注意word格式为二进制，不能利用版本控制系统来跟踪，图片视频等也无法跟踪其详细变化，只能知道大小变化，故这里采用sublime来编辑）</text:span><text:span text:style-name="T2">。</text:span></text:p>
      <text:p text:style-name="P7"><text:span text:style-name="T2">Step 4：将文件放到lean_git目录下，并用命令</text:span><text:span text:style-name="T6">git add test.txt</text:span><text:span text:style-name="T2">来将其添加到Git仓库，（注：可以多次add不同的文件，最后一次性commit到仓库）</text:span></text:p>
      <text:p text:style-name="P3"><text:span text:style-name="T3">Step </text:span><text:span text:style-name="T2">5：用命令</text:span><text:span text:style-name="T6">git commit -m “这里写本次提交的说明”</text:span>告诉Git，将文件提交到仓库</text:p>
      <text:p text:style-name="P9">2.修改及查看</text:p>
      <text:p text:style-name="P8">命令<text:span text:style-name="T4">git status</text:span>：可通过它来随时掌握仓库当前的状态，会提示是否修改，是否已提交等信息。</text:p>
      <text:p text:style-name="P8">命令<text:span text:style-name="T4">git diff </text:span><text:span text:style-name="T7">test.txt</text:span><text:span text:style-name="T14">：如果上述命令运行后提示文件被修改过，可用此命令查看对文件进行的修改详情，例如词句的增删等。</text:span></text:p>
      <text:p text:style-name="P8">提交修改和提交新文件的流程一样<text:span text:style-name="T14">，先add到仓库，在commit到仓库。</text:span></text:p>
      <text:p text:style-name="P16">3.版本回退</text:p>
      <text:p text:style-name="P10"><text:span text:style-name="T16">1）</text:span>命令<text:span text:style-name="T4">git log </text:span><text:span text:style-name="T8">[--pretty=oneline]</text:span><text:span text:style-name="T15">：显示从最近到最远的提交日志，如果嫌输出信息过于繁复。可以加上后面的参数，只查看版本号和更改说明。</text:span></text:p>
      <text:p text:style-name="P11">2）在Git中，用<text:span text:style-name="T4">HEAD</text:span>表示当前版本，上一个版本就是<text:span text:style-name="T4">HEAD</text:span><text:span text:style-name="T10">^</text:span>，上上一个为<text:span text:style-name="T4">HEAD</text:span><text:span text:style-name="T10">^^</text:span><text:span text:style-name="T17">，为方便表示，上n个版本可以记为</text:span><text:span text:style-name="T9">HEAD～n</text:span></text:p>
      <text:p text:style-name="P12">命令<text:span text:style-name="T12">git reset --hard HEAD</text:span><text:span text:style-name="T11">^</text:span>：表示回退到上一个版本，hard参数覆盖工作区和暂存区。</text:p>
      <text:p text:style-name="P14">命令<text:span text:style-name="T12">git reset --hard </text:span><text:span text:style-name="T13">3625143</text:span>：表示回退到commit id 为<text:span text:style-name="T18">3625143的版本</text:span>。</text:p>
      <text:p text:style-name="P13">3）命令<text:span text:style-name="T4"> git reflog</text:span>：记录每一次命令，可查看命令历史，即使退回旧版本后想再找回新版本也是可行的，只要找到commit id即可。</text:p>
      <text:p text:style-name="P17"><text:span text:style-name="T19">4</text:span>.工作区和暂存区</text:p>
      <text:p text:style-name="P15">1）工作区（working directory）：指电脑中能看到的目录，比如上面的learn_git文件夹。</text:p>
      <text:p text:style-name="P15">2）版本库（repository）：指工作区中的隐藏目录<text:span text:style-name="T4">.git</text:span>，表示Git的版本库。版本库中存放了很多东西，其中最重要的是暂存区（stage或index）和Git自动创建的第一个分支master，以及指向master的一个指针HEAD。前面所说的向版本库中添加文件的操作，add实际上是将文件修改添加到暂存区，而commit就是将暂存区中的所有内容提交到当前分支。</text:p>
      <text:p text:style-name="P20">区分：<text:span text:style-name="T20">git diff test.txt</text:span>：是工作区（work dict）和暂存区（stage）之间的比较，工作区进行了修改但还未add到仓库，此时使用会提示修改了哪些内容</text:p>
      <text:p text:style-name="P20"><text:span text:style-name="T20">git diff --cached test.txt</text:span>：是暂存区（stage）和分支（master）之间的比较，add之后、commit之前使用会提示修改了哪些内容</text:p>
      <text:p text:style-name="P20"><text:span text:style-name="T20">git diff </text:span><text:span text:style-name="T21">HEAD -- test.txt</text:span><text:span text:style-name="T22">：工作区和分支之间的比较，此命令可用于查看工作区和版本库中最新版本的区别。</text:span></text:p>
      <text:p text:style-name="P18">5.管理修改</text:p>
      <text:p text:style-name="P22"><text:span text:style-name="T24">1）</text:span>每次修改，如果不add到暂存区，那就不会加入到<text:span text:style-name="T23">commit中</text:span>。</text:p>
      <text:p text:style-name="P23">2）命令<text:span text:style-name="T20">git checkout -- test.txt</text:span>：以暂存区为蓝本，覆盖掉工作区<text:span text:style-name="T27">，用来丢弃本地修改</text:span>。</text:p>
      <text:p text:style-name="P24">3）命令<text:span text:style-name="T20">git reset HEAD test.txt</text:span>：清空暂存区的提交，暂存区变为和仓库中相同的版本。</text:p>
      <text:p text:style-name="P24">注<text:span text:style-name="T26">：从（2）和（3）可以看出，checkout文件层面的操作主要对暂存区和工作区起作用，一般有暂存区覆盖工作区的特征，而reset文件层面的操作主要对暂存区起作用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0:53:56.642890830</meta:creation-date>
    <meta:generator>LibreOffice/5.1.6.2$Linux_X86_64 LibreOffice_project/10m0$Build-2</meta:generator>
    <dc:date>2017-12-26T18:10:03.899802470</dc:date>
    <meta:editing-duration>PT2H5M14S</meta:editing-duration>
    <meta:editing-cycles>14</meta:editing-cycles>
    <meta:document-statistic meta:table-count="0" meta:image-count="0" meta:object-count="0" meta:page-count="1" meta:paragraph-count="31" meta:word-count="1137" meta:character-count="1629" meta:non-whitespace-character-count="1583"/>
  </office:meta>
</office:document-meta>
</file>